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1542in" style:rel-column-width="10922*"/>
    </style:style>
    <style:style style:name="Opcodes.B" style:family="table-column">
      <style:table-column-properties style:column-width="1.1542in" style:rel-column-width="10923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F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pcodes.163" style:family="table-row">
      <style:table-row-properties style:min-row-height="0.1146in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[reg] is register indirect address. Imm is immediate. It is assumed this is a dword, if not dword, then immb or immw or immd for byte word and dword respectively. [iptr] means immediate pointer to address. Immc is 32bit code address immediate. All opcodes are expanded. Immbc is relative byte code address, As is immwc. Immf is a 32bit float immediate.</text:p>
      <text:p text:style-name="Text_20_body">Reg represents both the float set of registers and integer set. If the top bit is 0 in the reg byte, it uses the integer set, if 1, then it uses float set.</text:p>
      <text:p text:style-name="Text_20_body">For functions that are integer or float only, they should be prefixed with I or f. </text:p>
      <text:p text:style-name="Text_20_body">whenever using [reg] the top bit determines if the memory points to an int or a float. Floats are always 32bit. So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/>
        <table:table-column table:style-name="Opcodes.B"/>
        <table:table-column table:style-name="Opcodes.A"/>
        <table:table-column table:style-name="Opcodes.B"/>
        <table:table-column table:style-name="Opcodes.A"/>
        <table:table-column table:style-name="Opcodes.B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A1" office:value-type="string">
            <text:p text:style-name="Table_20_Contents">Priority</text:p>
          </table:table-cell>
          <table:table-cell table:style-name="Opcodes.F1" office:value-type="string">
            <text:p text:style-name="Table_20_Contents">Assigned Opcode #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]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 </text:p>
          </table:table-cell>
          <table:table-cell table:style-name="Opcodes.A2" office:value-type="string">
            <text:p text:style-name="Table_20_Contents">0 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1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b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x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ttr (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Rttr (re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 table:style-name="Opcodes.163"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-Not--</text:p>
          </table:table-cell>
          <table:table-cell table:style-name="Opcodes.A2" office:value-type="string">
            <text:p text:style-name="Table_20_Contents">-target/source-</text:p>
          </table:table-cell>
          <table:table-cell table:style-name="Opcodes.A2" office:value-type="string">
            <text:p text:style-name="Table_20_Contents">--source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e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Machid-</text:p>
            <text:p text:style-name="Table_20_Contents"><text:soft-page-break/>machine id</text:p>
          </table:table-cell>
          <table:table-cell table:style-name="Opcodes.A2" office:value-type="string">
            <text:p text:style-name="Table_20_Contents">-return store-</text:p>
          </table:table-cell>
          <table:table-cell table:style-name="Opcodes.A2" office:value-type="string">
            <text:p text:style-name="Table_20_Contents">-function-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Machi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Hl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p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00</text:p>
          </table:table-cell>
        </table:table-row>
        <table:table-row>
          <table:table-cell table:style-name="Opcodes.A2" office:value-type="string">
            <text:p text:style-name="Table_20_Contents">Reserve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FF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6T09:09:20</meta:creation-date>
    <dc:creator>Jordan Earls</dc:creator>
    <dc:date>2008-09-29T09:09:14</dc:date>
    <meta:editing-cycles>19</meta:editing-cycles>
    <meta:editing-duration>PT5H26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9" meta:paragraph-count="720" meta:word-count="1014" meta:character-count="3841"/>
  </office:meta>
</office:document-meta>
</file>